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2" style:family="table">
      <style:table-properties style:width="16.963cm" style:rel-width="100%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3a05d7"/>
    </style:style>
    <style:style style:name="P2" style:family="paragraph" style:parent-style-name="Standard">
      <style:text-properties style:font-name="Liberation Sans1" officeooo:paragraph-rsid="00604bf7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3a05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Text_20_body">
      <style:text-properties style:font-name="Liberation Sans1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Liberation Sans1" officeooo:paragraph-rsid="0053a532"/>
    </style:style>
    <style:style style:name="P8" style:family="paragraph" style:parent-style-name="Text_20_body">
      <style:text-properties style:font-name="Liberation Sans1" officeooo:paragraph-rsid="004c98e9"/>
    </style:style>
    <style:style style:name="P9" style:family="paragraph" style:parent-style-name="Text_20_body">
      <style:text-properties style:font-name="Liberation Sans1" officeooo:paragraph-rsid="005f32cc"/>
    </style:style>
    <style:style style:name="P10" style:family="paragraph" style:parent-style-name="Text_20_body">
      <style:text-properties style:font-name="Liberation Sans1" officeooo:paragraph-rsid="00604bf7"/>
    </style:style>
    <style:style style:name="P11" style:family="paragraph" style:parent-style-name="Standard2">
      <style:text-properties style:font-name="Liberation Sans1"/>
    </style:style>
    <style:style style:name="P12" style:family="paragraph" style:parent-style-name="Standard2">
      <style:text-properties style:font-name="Liberation Sans1" fo:font-weight="bold" style:font-weight-asian="bold" style:font-weight-complex="bold"/>
    </style:style>
    <style:style style:name="P13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14" style:family="paragraph" style:parent-style-name="Standard2">
      <style:text-properties style:font-name="Liberation Sans1" fo:font-weight="bold" officeooo:paragraph-rsid="003a05d7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3a05d7" style:font-weight-asian="bold" style:font-weight-complex="bold"/>
    </style:style>
    <style:style style:name="P16" style:family="paragraph" style:parent-style-name="Standard2">
      <style:text-properties style:font-name="Liberation Sans1" fo:font-weight="bold" officeooo:rsid="003a05d7" officeooo:paragraph-rsid="003a05d7" style:font-weight-asian="bold" style:font-weight-complex="bold"/>
    </style:style>
    <style:style style:name="P17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9" style:family="paragraph" style:parent-style-name="Standard2">
      <style:text-properties style:font-name="Liberation Sans1" officeooo:paragraph-rsid="0044520b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4" style:family="paragraph" style:parent-style-name="Standard2">
      <style:text-properties style:font-name="Liberation Sans1" fo:font-weight="bold" officeooo:paragraph-rsid="006e5b8c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1" fo:font-weight="bold" officeooo:paragraph-rsid="006e5b8c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1" style:family="text">
      <style:text-properties officeooo:rsid="0044520b"/>
    </style:style>
    <style:style style:name="T22" style:family="text">
      <style:text-properties officeooo:rsid="0050fae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Logo Commune]</text:p>
      <text:p text:style-name="P6">Administration Communale de [Nom Commune]<text:line-break/></text:p>
      <text:p text:style-name="P20"><office:annotation><dc:creator>Auteur inconnu</dc:creator><dc:date>2017-02-15T15:31:15</dc:date><text:p text:style-name="P26"><text:span text:style-name="T23">do text if not self.hasMeeting()</text:span></text:p></office:annotation>PROJET DE DÉLIBERATION</text:p>
      <text:p text:style-name="P19">Du registre aux délibérations du <text:text-input text:description="">meetingConfig.Title()</text:text-input><text:s/>a été extrait ce qui suit :</text:p>
      <text:p text:style-name="P22">Séance du <text:text-input text:description="">self.hasMeeting() and self.getMeeting().Title() or ''</text:text-input></text:p>
      <text:p text:style-name="P11"><text:line-break/><text:span text:style-name="T1">Etaient présents :</text:span></text:p>
      <text:p text:style-name="P4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Attendees())</text:span></text:p></office:annotation>Assemblée</text:p>
      <text:p text:style-name="P21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5"><office:annotation><dc:creator>Auteur inconnu</dc:creator><dc:date>2017-01-02T16:15:57</dc:date><text:p text:style-name="P26"><text:span text:style-name="T23">do text if self.getMotivation()</text:span></text:p><text:p text:style-name="P26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6"><text:span text:style-name="T23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6"><text:span text:style-name="T26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6"><text:span text:style-name="T26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6"><text:span text:style-name="T26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5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</text:span><text:span text:style-name="T26">, stylesMapping={'para':'Text body'}</text:span><text:span text:style-name="T27">)</text:span></text:p></office:annotation>decision</text:p>
      <text:p text:style-name="P7"><text:line-break/><text:span text:style-name="T2">Annexes :</text:span></text:p>
      <text:p text:style-name="P9"><office:annotation><dc:creator>Auteur inconnu</dc:creator><dc:date>2017-10-11T15:41:39</dc:date><text:p text:style-name="P26"><text:span text:style-name="T23">do text with annexes = </text:span><text:span text:style-name="T26">view.printAllAnnexes()</text:span></text:p><text:p text:style-name="P26"><text:span text:style-name="T26">if annexes</text:span></text:p><text:p text:style-name="P26"><text:span text:style-name="T23">from xhtml(annexes)</text:span></text:p></office:annotation><text:span text:style-name="T22">Annexes</text:span></text:p>
      <text:p text:style-name="P9"><text:span text:style-name="T22"><office:annotation><dc:creator>Auteur inconnu</dc:creator><dc:date>2017-10-11T15:56:07</dc:date><text:p text:style-name="P26"><text:span text:style-name="T23">do text if not view.printAllAnnexes()</text:span></text:p></office:annotation></text:span><text:span text:style-name="T22">-</text:span></text:p>
      <text:p text:style-name="P2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6"><text:span text:style-name="T23">do text with annexes = </text:span><text:span text:style-name="T26">view.printAllAnnexes(portal_types=['annexDecision'])</text:span></text:p><text:p text:style-name="P26"><text:span text:style-name="T26">if annexes</text:span></text:p><text:p text:style-name="P26"><text:span text:style-name="T23">from xhtml(annexes)</text:span></text:p></office:annotation><text:span text:style-name="T22">Annexes</text:span></text:p>
      <text:p text:style-name="P10"><text:span text:style-name="T22"><office:annotation><dc:creator>Auteur inconnu</dc:creator><dc:date>2017-10-11T15:56:07</dc:date><text:p text:style-name="P26"><text:span text:style-name="T23">do text if not view.printAllAnnexes(</text:span><text:span text:style-name="T26">portal_types=['annexDecision']</text:span><text:span text:style-name="T23">)</text:span></text:p></office:annotation></text:span><text:span text:style-name="T22">-</text:span></text:p>
      <text:p text:style-name="P8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26"><text:span text:style-name="T23">do table if self.hasMeeting()</text:span></text:p></office:annotation></text:p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2"><office:annotation><dc:creator>Gauthier Bastien</dc:creator><dc:date>2013-01-17T14:54:09</dc:date><text:p text:style-name="P26"><text:span text:style-name="T25">do text if self.getItemSignatures()</text:span></text:p></office:annotation><text:text-input text:description="">self.getItemSignatures().split('\n')[0]</text:text-input></text:p>
            <text:p text:style-name="P24"><office:annotation><dc:creator>Gauthier Bastien</dc:creator><dc:date>2013-01-17T15:13:33</dc:date><text:p text:style-name="P26"><text:span text:style-name="T24">do text if not self.getItemSignatures()</text:span></text:p></office:annotation><text:text-input text:description="">self.getItemSignatories(theObjects=True)[1].getGender()=='m' and 'Le' or 'La'</text:text-input><text:s/><text:text-input text:description="">self.getItemSignatories(theObjects=True)[1].getDuty()</text:text-input></text:p>
          </table:table-cell>
          <table:table-cell table:style-name="Tableau2.A1" office:value-type="string">
            <text:p text:style-name="P13"><office:annotation><dc:creator>Gauthier Bastien</dc:creator><dc:date>2013-01-17T14:54:09</dc:date><text:p text:style-name="P26"><text:span text:style-name="T24">do text if self.getItemSignatures()</text:span></text:p></office:annotation><text:text-input text:description="">self.getItemSignatures().split('\n')[2]</text:text-input></text:p>
            <text:p text:style-name="P25"><office:annotation><dc:creator>Gauthier Bastien</dc:creator><dc:date>2013-01-17T15:13:33</dc:date><text:p text:style-name="P26"><text:span text:style-name="T24">do text if not self.getItemSignatures()</text:span></text:p></office:annotation><text:text-input text:description="">self.getItemSignatories(theObjects=True)[0].getGender()=='m' and 'Le' or 'La'</text:text-input><text:s/><text:text-input text:description="">self.getItemSignatories(theObjects=True)[0].getDuty()</text:text-input></text:p>
          </table:table-cell>
        </table:table-row>
        <table:table-row>
          <table:table-cell table:style-name="Tableau2.A1" office:value-type="string">
            <text:p text:style-name="P12">(s) <office:annotation><dc:creator>Gauthier Bastien</dc:creator><dc:date>2013-01-17T14:54:09</dc:date><text:p text:style-name="P26"><text:span text:style-name="T25">do text if self.getItemSignatures()</text:span></text:p></office:annotation><text:text-input text:description="">self.getItemSignatures().split('\n')[1]</text:text-input></text:p>
            <text:p text:style-name="P12"><office:annotation><dc:creator>Gauthier Bastien</dc:creator><dc:date>2013-01-17T15:13:33</dc:date><text:p text:style-name="P26"><text:span text:style-name="T24">do text if not self.getItemSignatures()</text:span></text:p></office:annotation><text:text-input text:description="">self.getItemSignatories(theObjects=True)[1].Title()</text:text-input></text:p>
          </table:table-cell>
          <table:table-cell table:style-name="Tableau2.A1" office:value-type="string">
            <text:p text:style-name="P13">(s) <office:annotation><dc:creator>Gauthier Bastien</dc:creator><dc:date>2013-01-17T14:54:09</dc:date><text:p text:style-name="P26"><text:span text:style-name="T25">do text if self.getItemSignatures()</text:span></text:p></office:annotation><text:text-input text:description="">self.getItemSignatures().split('\n')[3]</text:text-input></text:p>
            <text:p text:style-name="P13"><office:annotation><dc:creator>Gauthier Bastien</dc:creator><dc:date>2013-01-17T15:13:33</dc:date><text:p text:style-name="P26"><text:span text:style-name="T24">do text if not self.getItemSignatures()</text:span></text:p></office:annotation><text:text-input text:description="">self.getItemSignatories(theObjects=True)[0].Title()</text:text-input></text:p>
          </table:table-cell>
        </table:table-row>
        <table:table-row>
          <table:table-cell table:style-name="Tableau2.A1" table:number-columns-spanned="2" office:value-type="string">
            <text:p text:style-name="P3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14"><text:text-input text:description="">self.adapted().getCertifiedSignatures()[0]</text:text-input></text:p>
          </table:table-cell>
          <table:table-cell table:style-name="Tableau2.A1" office:value-type="string">
            <text:p text:style-name="P15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au2.A1" office:value-type="string">
            <text:p text:style-name="P16"><text:text-input text:description="">self.adapted().getCertifiedSignatures()[1]</text:text-input></text:p>
          </table:table-cell>
          <table:table-cell table:style-name="Tableau2.A1" office:value-type="string">
            <text:p text:style-name="P15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5-01-19T08:51:35</meta:creation-date>
    <dc:language>fr-FR</dc:language>
    <meta:editing-cycles>86</meta:editing-cycles>
    <meta:editing-duration>PT3H36M17S</meta:editing-duration>
    <meta:initial-creator>Gauthier Bastien</meta:initial-creator>
    <dc:date>2018-10-19T14:26:30.567653642</dc:date>
    <dc:creator>bleybaert</dc:creator>
    <meta:document-statistic meta:table-count="1" meta:image-count="0" meta:object-count="0" meta:page-count="2" meta:paragraph-count="37" meta:word-count="219" meta:character-count="1929" meta:non-whitespace-character-count="1798"/>
    <meta:user-defined meta:name="Info 1"/>
    <meta:user-defined meta:name="Info 2"/>
    <meta:user-defined meta:name="Info 3"/>
    <meta:user-defined meta:name="Info 4"/>
  </office:meta>
</office:document-meta>
</file>